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ettings.xml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fo:font-size="11.5pt" fo:font-weight="bold" style:letter-kerning="true" style:font-size-asian="11.5pt" style:font-weight-asian="bold" style:font-size-complex="11.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.5pt" fo:font-weight="normal" style:letter-kerning="true" style:font-size-asian="11.5pt" style:font-weight-asian="normal" style:font-size-complex="11.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fo:font-size="12pt" fo:font-weight="bold" style:letter-kerning="true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.5pt" fo:font-weight="normal" style:letter-kerning="true" style:font-size-asian="11.5pt" style:font-weight-asian="normal" style:font-size-complex="11.5pt" style:font-weight-complex="normal"/>
    </style:style>
    <style:style style:name="T1" style:family="text">
      <style:text-properties fo:color="#000000" fo:font-size="11.5pt" style:letter-kerning="true" style:font-size-asian="11.5pt" style:font-size-complex="11.5pt"/>
    </style:style>
    <style:style style:name="T2" style:family="text">
      <style:text-properties fo:color="#000000" fo:font-size="11.5pt" fo:font-style="italic" style:letter-kerning="true" style:font-size-asian="11.5pt" style:font-style-asian="italic" style:font-size-complex="11.5pt"/>
    </style:style>
    <style:style style:name="T3" style:family="text"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T4" style:family="text">
      <style:text-properties fo:color="#000000" fo:font-size="11.5pt" fo:font-weight="bold" style:letter-kerning="true" style:font-size-asian="11.5pt" style:font-weight-asian="bold" style:font-size-complex="11.5pt" style:font-weight-complex="bold"/>
    </style:style>
    <style:style style:name="T5" style:family="text">
      <style:text-properties fo:color="#000000" style:text-position="sub 58%" fo:font-size="11.5pt" fo:font-style="italic" style:letter-kerning="true" style:font-size-asian="11.5pt" style:font-style-asian="italic" style:font-size-complex="11.5pt"/>
    </style:style>
    <style:style style:name="T6" style:family="text">
      <style:text-properties fo:color="#000000" style:text-position="super 58%" fo:font-size="11.5pt" fo:font-weight="normal" style:letter-kerning="true" style:font-size-asian="11.5pt" style:font-weight-asian="normal" style:font-size-complex="11.5pt" style:font-weight-complex="normal"/>
    </style:style>
    <style:style style:name="T7" style:family="text">
      <style:text-properties fo:color="#000000" style:font-name="Times New Roman" fo:font-size="11.5pt" fo:font-weight="normal" style:letter-kerning="true" style:font-size-asian="11.5pt" style:font-weight-asian="normal" style:font-size-complex="11.5pt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Symbol" fo:font-style="italic" style:font-style-asian="italic"/>
    </style:style>
    <style:style style:name="T10" style:family="text">
      <style:text-properties style:font-name="Symbo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Symbol" fo:font-style="normal" fo:font-weight="normal" style:font-name-asian="WenQuanYi Zen Hei" style:font-style-asian="normal" style:font-weight-asian="normal" style:font-name-complex="FreeSans" style:font-style-complex="normal" style:font-weight-complex="normal"/>
    </style:style>
    <style:style style:name="T12" style:family="text">
      <style:text-properties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normal" style:font-name-asian="WenQuanYi Zen Hei" style:font-weight-asian="normal" style:font-name-complex="FreeSans" style:font-weight-complex="normal"/>
    </style:style>
    <style:style style:name="T16" style:family="text">
      <style:text-properties style:font-name="Times New Roman" fo:font-style="normal" fo:font-weight="normal" style:font-name-asian="WenQuanYi Zen Hei" style:font-style-asian="normal" style:font-weight-asian="normal" style:font-name-complex="FreeSans" style:font-style-complex="normal" style:font-weight-complex="normal"/>
    </style:style>
    <style:style style:name="T17" style:family="text">
      <style:text-properties style:font-name="Times New Roman" style:font-weight-complex="normal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25" style:family="text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background" style:wrap="run-through" style:number-wrapped-paragraphs="no-limit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rogram Assignment 2</text:p>
      <text:p text:style-name="P2">b97502049 電機四 蔡昀達</text:p>
      <text:list xml:id="list688796724" text:style-name="L1">
        <text:list-item>
          <text:p text:style-name="P9"><text:span text:style-name="T1">Write a brute force algorithm (just pseudo code) in your report that tried all possible combinations of </text:span><text:span text:style-name="T2">x</text:span><text:span text:style-name="T5">i</text:span><text:span text:style-name="T1"> . What is the time complexity of this algorithm?</text:span></text:p>
          <text:p text:style-name="P11">Ans. </text:p>
          <text:p text:style-name="P11">a. To implement the burte force algorithm, I define three function to achieve the goal:</text:p>
          <text:p text:style-name="P11"/>
          <text:p text:style-name="P11"><text:s/><text:span text:style-name="T20">bruteForce():</text:span> is used for the main program call the brute force method</text:p>
          <text:p text:style-name="P11"/>
          <text:p text:style-name="P11">If ( allCase.size() == 0) return 0</text:p>
        </text:list-item>
      </text:list>
      <text:p text:style-name="P3"><text:tab/><text:tab/>else {</text:p>
      <text:p text:style-name="P3"><text:tab/><text:tab/><text:tab/>int maxCase = 0</text:p>
      <text:p text:style-name="P3"><text:tab/><text:tab/><text:tab/>for <text:s/>i to allCase.size</text:p>
      <text:p text:style-name="P3"><text:tab/><text:tab/><text:tab/><text:tab/>if <text:s text:c="2"/>totalValue(allCase[i]) <text:s/>&gt; totalValue(allCase[maxCase])</text:p>
      <text:p text:style-name="P3"><text:tab/><text:tab/><text:tab/><text:tab/> <text:tab/>maxCase = I</text:p>
      <text:p text:style-name="P3"><text:tab/><text:tab/><text:tab/>report the result</text:p>
      <text:p text:style-name="P3"><text:tab/><text:tab/><text:tab/>return the max value</text:p>
      <text:p text:style-name="P3"><text:tab/><text:tab/>}</text:p>
      <text:p text:style-name="P3"/>
      <text:p text:style-name="P3"><text:tab/><text:span text:style-name="T20">candidate( buffer, n ):</text:span><text:span text:style-name="T13"> </text:span>this subrutine is use for finding all the solution of the knapsack <text:tab/><text:tab/><text:tab/>problem in recursive way. Note that “items” is an STL vector to record all the item we can <text:tab/><text:tab/><text:tab/>put into our knapsack, and n is the index of items which is being considerated at the current <text:tab/><text:tab/><text:tab/>function stact. </text:p>
      <text:p text:style-name="P3"/>
      <text:p text:style-name="P3"><text:tab/>if n &lt; 0 </text:p>
      <text:p text:style-name="P3"><text:tab/><text:tab/>allCase.push_back(buffer)</text:p>
      <text:p text:style-name="P3"><text:tab/><text:tab/>return</text:p>
      <text:p text:style-name="P3"><text:tab/><text:tab/>candidate( buffer+'1', n-1 )</text:p>
      <text:p text:style-name="P3"><text:tab/><text:tab/>candidate( buffer+'0', n-1 )</text:p>
      <text:p text:style-name="P3"><text:tab/><text:tab/><text:tab/></text:p>
      <text:p text:style-name="P3"><text:tab/><text:span text:style-name="T20">totalSize( vector&lt;Item&gt; ):</text:span><text:span text:style-name="T13"> </text:span>to return the the total size of an “item” vector.</text:p>
      <text:p text:style-name="P3"><text:tab/><text:span text:style-name="T20">TotalValue( vector&lt;Item&gt; ):</text:span> to return the the total value of an “item” vector.</text:p>
      <text:p text:style-name="P3"/>
      <text:p text:style-name="P3"/>
      <text:p text:style-name="Standard"><text:span text:style-name="T3"><text:tab/>b. Considering my brute force algorithm, we can find out that all the routine is linear but for the <text:tab/></text:span><text:span text:style-name="T4">canditate() </text:span><text:span text:style-name="T3">is a recursive function. As a result, we only need to take the complexity of </text:span><text:span text:style-name="T4">canditate()</text:span><text:span text:style-name="T3"> <text:tab/>function call into account. Because the target of </text:span><text:span text:style-name="T4">canditate() </text:span><text:span text:style-name="T3">is to find all the combinations of the <text:tab/>solution, and the total number of combination of items is 2</text:span><text:span text:style-name="T6">n <text:s/></text:span>(where n is number of the items), need<text:tab/> to using recursive way to generate all the possible combination, and the depth of the recursion <text:tab/>tree is n and each level we need to do <text:span text:style-name="T3">2</text:span><text:span text:style-name="T6">n <text:s/></text:span><text:s/>times of operation. Hence, the time complexity is </text:p>
      <text:p text:style-name="Standard"><text:span text:style-name="T7"><text:tab/>Θ(</text:span>n <text:span text:style-name="T3">2</text:span><text:span text:style-name="T6">n </text:span>). </text:p>
      <text:p text:style-name="Standard"><text:span text:style-name="T6"><text:tab/></text:span></text:p>
      <text:p text:style-name="Standard"><text:span text:style-name="T6"><text:tab/></text:span></text:p>
      <text:p text:style-name="Standard"><text:span text:style-name="T6"/></text:p>
      <text:p text:style-name="Standard"><text:span text:style-name="T6"/></text:p>
      <text:p text:style-name="P3"/>
      <text:p text:style-name="P3"><text:tab/></text:p>
      <text:p text:style-name="P3"/>
      <text:p text:style-name="P3"/>
      <text:p text:style-name="P3"/>
      <text:p text:style-name="P3"><text:soft-page-break/></text:p>
      <text:list xml:id="list241885604" text:continue-numbering="true" text:style-name="L1">
        <text:list-item>
          <text:p text:style-name="P12">Write a greedy algorithm (just pseudo code) in your report. <text:s/>What is the time complexity of this algorithm? <text:s/>Does your algorithm give the optimal solution?</text:p>
        </text:list-item>
      </text:list>
      <text:p text:style-name="P4"/>
      <text:list xml:id="list199035422" text:style-name="L2">
        <text:list-header>
          <text:p text:style-name="P13">a. the pseudo code of greedy algorithm. Note that the items is an STL vector to store all the candidate of given items. </text:p>
        </text:list-header>
      </text:list>
      <text:p text:style-name="P4"/>
      <text:p text:style-name="P4"><text:tab/>Sort the items array</text:p>
      <text:p text:style-name="P4"><text:tab/>for i <text:s/>to items.size</text:p>
      <text:p text:style-name="P4"><text:tab/><text:tab/>if <text:s/>items[i].value == items[i+1].value &amp;&amp; items[i].size &gt; items[i+1].size</text:p>
      <text:p text:style-name="P4"><text:tab/><text:tab/>continue</text:p>
      <text:p text:style-name="P4"><text:tab/>if remain space &gt;= items[i].size</text:p>
      <text:p text:style-name="P4"><text:tab/><text:tab/>remain space = remain space – items[i].size</text:p>
      <text:p text:style-name="P4"><text:tab/><text:tab/>max value += items[i].value</text:p>
      <text:p text:style-name="P4"><text:tab/>return max value</text:p>
      <text:p text:style-name="P4"><text:tab/></text:p>
      <text:p text:style-name="P4"><text:tab/>b. The time complexity analysis. We have already know that the complexity the best solution <text:tab/>(Qsort)for sorting problem is O<text:span text:style-name="T14">(nlgn), and the “for” loop is determinstic with the complexity <text:tab/>O(n). Hence, we can conclude that the computing complexity is O(nlgn).</text:span></text:p>
      <text:p text:style-name="P7"/>
      <text:p text:style-name="P7"/>
      <text:p text:style-name="P7"/>
      <text:list xml:id="list2048044515" text:continue-list="list241885604" text:style-name="L1">
        <text:list-item>
          <text:p text:style-name="P12">Let <text:span text:style-name="T9"></text:span>(<text:span text:style-name="T8">i, s</text:span>) equal to the maximum value that can be obtained by placing up to <text:span text:style-name="T8">i</text:span> items to the knapsack of size less than or equal to <text:span text:style-name="T8">s</text:span>. <text:s/>Show a recursive solution to this problem in your report.</text:p>
        </text:list-item>
      </text:list>
      <text:p text:style-name="P4"/>
      <text:p text:style-name="P4"><text:tab/>Ans.</text:p>
      <text:p text:style-name="P4"><text:tab/></text:p>
      <text:p text:style-name="P6"><text:span text:style-name="T21"><text:tab/></text:span><text:span text:style-name="T22">The recursive solution of optimal solution can be repersent as </text:span></text:p>
      <text:p text:style-name="P6"><text:span text:style-name="T22"><text:tab/></text:span><text:span text:style-name="T10"></text:span><text:span text:style-name="T23">(i, s)</text:span><text:span text:style-name="T19"> <text:tab/>= max{</text:span><text:span text:style-name="T10"></text:span><text:span text:style-name="T23">(i-1, s) , </text:span><text:span text:style-name="T10"></text:span><text:span text:style-name="T23">(i-1, s-w[i])</text:span><text:span text:style-name="T19"> + v[i]} if s-w[i] </text:span><text:span text:style-name="T24">≥</text:span><text:span text:style-name="T15"> 0</text:span></text:p>
      <text:p text:style-name="P6"><text:span text:style-name="T15"><text:tab/><text:tab/>= </text:span><text:span text:style-name="T11"></text:span><text:span text:style-name="T16">(i-1, s) if s – w[i] &lt; 0</text:span></text:p>
      <text:p text:style-name="P8"/>
      <text:p text:style-name="P8"/>
      <text:p text:style-name="P8"/>
      <text:p text:style-name="P8"/>
      <text:p text:style-name="P8"/>
      <text:list xml:id="list602850554" text:continue-numbering="true" text:style-name="L1">
        <text:list-item>
          <text:p text:style-name="P12">Write pseudo codes for the recursive algorithm in your report. <text:s/><text:span text:style-name="T12">Analyze the time complexity of this algorithm. </text:span></text:p>
        </text:list-item>
      </text:list>
      <text:p text:style-name="P4"/>
      <text:p text:style-name="P4"><text:tab/>a. The pseudo codes for the recursive algorithm </text:p>
      <text:p text:style-name="P6"/>
      <text:p text:style-name="P4"><text:span text:style-name="T13"><text:tab/></text:span><text:span text:style-name="T20">recursion():</text:span></text:p>
      <text:p text:style-name="P5"><text:tab/>construct the dynamic table</text:p>
      <text:p text:style-name="P5"><text:tab/>max value = RCFunction( items.size(), pack size)</text:p>
      <text:p text:style-name="P5"><text:tab/>while remain &amp;&amp; x != 0</text:p>
      <text:p text:style-name="P5"><text:tab/><text:tab/>while ( dp[x][remain]<text:tab/> == dp[x-1][remain] ) x--</text:p>
      <text:p text:style-name="P5"><text:tab/><text:tab/>result[x-1] = 1</text:p>
      <text:p text:style-name="P5"><text:tab/><text:tab/>remain = remain – items[x-1].szie</text:p>
      <text:p text:style-name="P5"><text:tab/><text:tab/>x--</text:p>
      <text:p text:style-name="P5"><text:tab/>destruct the dynamic table</text:p>
      <text:p text:style-name="P5"/>
      <text:p text:style-name="P5"><text:soft-page-break/></text:p>
      <text:p text:style-name="P4"><text:span text:style-name="T12"><text:tab/></text:span><text:span text:style-name="T20">RCFunction( i , pSize ):</text:span></text:p>
      <text:p text:style-name="P5"><text:tab/>if i == 0 || pSize == 0</text:p>
      <text:p text:style-name="P5"><text:tab/><text:tab/>dp[i][pSize] = 0</text:p>
      <text:p text:style-name="P5"><text:tab/>if dp[i][pSize] &lt; 0</text:p>
      <text:p text:style-name="P5"><text:tab/><text:tab/>if pSize &lt; item[i-1].size</text:p>
      <text:p text:style-name="P5"><text:tab/><text:tab/><text:tab/>dp[i][pSize] = RCFunction( i – 1 , pSize )</text:p>
      <text:p text:style-name="P5"><text:tab/><text:tab/>else</text:p>
      <text:p text:style-name="P5"><text:tab/><text:tab/><text:tab/>dp[i][pSize] = max( RCFunction( i <text:s/>– 1 , pSize ) , </text:p>
      <text:p text:style-name="P5"><text:tab/><text:tab/><text:tab/><text:tab/>items[i-1].value + RCFuntion( i -1, <text:s/>pSize – items[i-1].size ) </text:p>
      <text:p text:style-name="P5"><text:tab/>return dp[i][pSize]</text:p>
      <text:p text:style-name="P5"><text:tab/></text:p>
      <text:p text:style-name="P6"><text:tab/>max( a, b ):</text:p>
      <text:p text:style-name="P6"><text:tab/><text:span text:style-name="T19">return the</text:span> <text:span text:style-name="T19"><text:s/>larger one between a and b.</text:span></text:p>
      <text:p text:style-name="P4"/>
      <text:p text:style-name="P4"><text:tab/>b . The time complexity of the recursive algorithm.</text:p>
      <text:p text:style-name="P4"><text:tab/>We can find out that the calling times of <text:span text:style-name="T13">RCFunction() </text:span>is dependent on the space of the knapsack <text:tab/>and total number of items. Also, all the items can not be considered more then one times, and so as <text:tab/>the space of the knapsack. Hence, we can conclude that the time complexity is <text:span text:style-name="T14">Θ(nW), where the n </text:span></text:p>
      <text:p text:style-name="P7"><text:tab/>is number of all items, and the W is the space of knapsack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835321503" text:continue-numbering="true" text:style-name="L1">
        <text:list-item>
          <text:p text:style-name="P14">Write pseudo codes for the DP algorithm in your report. <text:s/>Analyze the time complexity of this algorithm. Hint: You can use a two dimensional table: one is item, the other is space. </text:p>
        </text:list-item>
      </text:list>
      <text:p text:style-name="P5"/>
      <text:p text:style-name="P5"><text:tab/>a. The pseudo codes for the dynamic programming algorithm.</text:p>
      <text:p text:style-name="P5"><text:tab/></text:p>
      <text:p text:style-name="P5"><text:tab/>construct DP table <text:s/>dp</text:p>
      <text:p text:style-name="P5"><text:tab/>construct trace back table <text:s/>traceBack</text:p>
      <text:p text:style-name="P5"><text:tab/>for i to items.size </text:p>
      <text:p text:style-name="P5"><text:tab/><text:tab/>for j to space of package</text:p>
      <text:p text:style-name="P5"><text:tab/><text:tab/><text:tab/>if i == 0 || j == 0</text:p>
      <text:p text:style-name="P5"><text:tab/><text:tab/><text:tab/><text:tab/>dp[i][j] = 0</text:p>
      <text:p text:style-name="P5"><text:tab/><text:tab/><text:tab/>else if items[i-1].size &lt;= j <text:s/><text:tab/></text:p>
      <text:p text:style-name="P5"><text:tab/><text:tab/><text:tab/><text:tab/>dp[i][j] = max( items[i-1].value+dp[i-1][j-items[i-1].size] </text:p>
      <text:p text:style-name="P5"><text:tab/><text:tab/><text:tab/><text:tab/><text:tab/><text:tab/>&gt; dp[i-1][j] )</text:p>
      <text:p text:style-name="P5"><text:tab/><text:tab/><text:tab/><text:tab/>if the items is put in to dp[i][j], record in the trace back table</text:p>
      <text:p text:style-name="P5"><text:tab/><text:tab/><text:tab/>else</text:p>
      <text:p text:style-name="P5"><text:tab/><text:tab/><text:tab/><text:tab/>dp[i][j] = dp[i-1][j]</text:p>
      <text:p text:style-name="P5"><text:tab/><text:tab/></text:p>
      <text:p text:style-name="P5"><text:tab/><text:tab/>let remain = space of knapsack</text:p>
      <text:p text:style-name="P5"><text:tab/><text:tab/>let x = items.size()</text:p>
      <text:p text:style-name="P5"><text:tab/><text:tab/>while ( dp[items.size()][remain] – dp[items.size()][remain-1] == 0 ) remain—;</text:p>
      <text:p text:style-name="P5"><text:tab/><text:tab/>while ( remain )</text:p>
      <text:p text:style-name="P5"><text:tab/><text:tab/><text:tab/>while ( traceBack[x][remain] == 0 ) x--</text:p>
      <text:p text:style-name="P5"><text:tab/><text:tab/><text:tab/>result[x-1] = 1;</text:p>
      <text:p text:style-name="P5"><text:tab/><text:tab/><text:tab/>remain = remain – traceBack[x][remain]</text:p>
      <text:p text:style-name="P5"><text:tab/><text:tab/><text:tab/>x--</text:p>
      <text:p text:style-name="P5"><text:tab/><text:tab/>destruct the trace back table</text:p>
      <text:p text:style-name="P5"><text:tab/><text:tab/>destruct the DP table</text:p>
      <text:p text:style-name="P5"><text:tab/></text:p>
      <text:p text:style-name="P5"><text:tab/>b. The time complexity of dynamic programming algortihm.</text:p>
      <text:p text:style-name="P5"><text:tab/><text:tab/></text:p>
      <text:p text:style-name="P5"><text:tab/>The dynaminc programming <text:s/>algorithm of solving the knapsack problem uses the iterative way to <text:tab/>fill the table until we achieve the space of knapsack which is given. As a result, to fill up a 2D array, <text:tab/>there are two nested loops in my implementation, the first nested loop is to fill the DP table and <text:tab/>calculate the maxmium value of the problem. </text:p>
      <text:p text:style-name="P5"><text:tab/></text:p>
      <text:p text:style-name="P5"><text:tab/>Considerating the index of this nested loop, we can conclude that the time complexity is <text:span text:style-name="T17">Θ(nW) <text:tab/>because the loop indexes is constrained by n and W, where n is number of <text:s/>items and W is the size <text:tab/>of the knapsack. </text:span></text:p>
      <text:p text:style-name="P7"><text:tab/><text:tab/></text:p>
      <text:p text:style-name="P5"><text:span text:style-name="T17"><text:tab/>Also, the second nested loop, which is used to trace back and find the combination of the optimized <text:tab/>solution, is constrained by the size of knapsack and the number of all the items, because in my <text:tab/>implementation, there is no entry in the </text:span><text:span text:style-name="T18">traceBack</text:span><text:span text:style-name="T17"> table can be visited more then one time through <text:tab/>out the trace procedure. From another point of view, we can not get the combination of optimized <text:tab/>result until this procedure is been done. Hence, I can conclude that the time complexity of this part <text:tab/>is Θ(nW).</text:span></text:p>
      <text:p text:style-name="P7"><text:tab/></text:p>
      <text:p text:style-name="P7"><text:tab/>Now, I can get the time complexity of the whole algorithm, which is Θ(nW).</text:p>
      <text:p text:style-name="P7"/>
      <text:p text:style-name="P5"/>
      <text:p text:style-name="P5"><text:soft-page-break/></text:p>
      <text:list xml:id="list1091226669" text:continue-numbering="true" text:style-name="L1">
        <text:list-item>
          <text:p text:style-name="P14">The result table of testing input</text:p>
        </text:list-item>
      </text:list>
      <text:p text:style-name="P5"/>
      <text:p text:style-name="P5"><draw:frame draw:style-name="fr1" draw:name="物件1" text:anchor-type="paragraph" svg:x="0.1201in" svg:y="0.1236in" svg:width="7.4311in" svg:height="1.0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list xml:id="list1628122816" text:continue-numbering="true" text:style-name="L1">
        <text:list-item>
          <text:p text:style-name="P14">Ploting the table</text:p>
        </text:list-item>
      </text:list>
      <text:p text:style-name="P5"><draw:frame draw:style-name="fr2" draw:name="物件2" text:anchor-type="paragraph" svg:x="0.5083in" svg:y="0.1354in" svg:width="6.4634in" svg:height="3.0693in" draw:z-index="1"><draw:object xlink:href="./Object 2" xlink:type="simple" xlink:show="embed" xlink:actuate="onLoad"/><draw:image xlink:href="./ObjectReplacements/Object 2" xlink:type="simple" xlink:show="embed" xlink:actuate="onLoad"/></draw:frame><text:tab/>a. Running time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物件3" text:anchor-type="paragraph" svg:x="0.4335in" svg:y="0.0547in" svg:width="6.6102in" svg:height="3.254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b. Memory usage:</text:p>
      <text:p text:style-name="P5"><text:tab/></text:p>
      <text:p text:style-name="P5"><draw:frame draw:style-name="fr2" draw:name="物件4" text:anchor-type="paragraph" svg:x="0.5047in" svg:y="0.0882in" svg:width="6.2984in" svg:height="3.5429in" draw:z-index="3"><draw:object xlink:href="./Object 4" xlink:type="simple" xlink:show="embed" xlink:actuate="onLoad"/><draw:image xlink:href="./ObjectReplacements/Object 4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物件5" text:anchor-type="paragraph" svg:x="0.6291in" svg:y="0.1016in" svg:width="6.3016in" svg:height="3.536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17145945" text:continue-numbering="true" text:style-name="L1">
        <text:list-item>
          <text:p text:style-name="P14"><text:soft-page-break/>Analysis the result.</text:p>
        </text:list-item>
      </text:list>
      <text:p text:style-name="P5"><text:tab/>According the computing result of my implementation, I would like to compare the theoratically <text:tab/>prediction of time complexity and real value seperately.</text:p>
      <text:p text:style-name="P5"/>
      <text:p text:style-name="P7"><text:tab/>a. Brute force </text:p>
      <text:p text:style-name="P7"><text:tab/>Time complexity: Θ(n 2<text:span text:style-name="T25">n </text:span>)</text:p>
      <text:p text:style-name="P7"><text:tab/>Let the n is 5, 10 ,20</text:p>
      <text:p text:style-name="P7"><text:tab/>where the ratio between Θ is on the order of 60, and 2000, on the other hand the ratio of <text:tab/>experemental result is <text:s/>about 16 and 1426. As a result, the theoratically prediction and experemental <text:tab/>result is on the same order, which the <text:s/>Θ is fit to the real implementation.</text:p>
      <text:p text:style-name="P7"><text:tab/></text:p>
      <text:p text:style-name="P7"><text:tab/>Note that in my implementation, I use a vector string to store all the possible combination, but every <text:tab/>character in this string can store either 0 or 1, which may wast the memory usage, so if I just use a <text:tab/>intger variable and recording 0s and 1s combination by using bitwise operation can speed up the <text:tab/>calculation and save the memory.</text:p>
      <text:p text:style-name="P7"/>
      <text:p text:style-name="P7"><text:tab/>b. Greedy</text:p>
      <text:p text:style-name="P7"><text:tab/>Time complexity: O(nlgn)</text:p>
      <text:p text:style-name="P7"><text:tab/>Let the n is 5, 10 ,20</text:p>
      <text:p text:style-name="P7"><text:tab/>And the ratio between O is about 2.6, on the other hand the ration of real value is about 1 and 1.4, <text:s/><text:tab/>which is satisfise the constraing of <text:s/>O function.</text:p>
      <text:p text:style-name="P7"/>
      <text:p text:style-name="P7"><text:tab/>c. Dynamic programming </text:p>
      <text:p text:style-name="P7"><text:tab/>Time complexity: Θ(nW)</text:p>
      <text:p text:style-name="P7"><text:tab/>Observing the <text:tab/>experemental result, the ratio is always in the same order of n' ration, which means <text:tab/>the time complexity is exactly linear.</text:p>
      <text:p text:style-name="P7"><text:tab/></text:p>
      <text:p text:style-name="P7"><text:tab/>Note that in my implementation, I use another array to store the path when we applying the dynamic <text:tab/>programming procedure, but the path information is not necessory to be stored in another array <text:tab/>because we can determine the path we have traverse just by observing the origin dp table. Reduce <text:tab/>this redundency, we can save more memory.</text:p>
      <text:p text:style-name="P7"/>
      <text:p text:style-name="P7"><text:tab/>d. Recursive</text:p>
      <text:p text:style-name="P7"><text:tab/>Time complexity: Θ(nW)</text:p>
      <text:p text:style-name="P7"><text:tab/>Observing the <text:tab/>experemental result, the ratio is always in the same order of n' ration, which means <text:tab/>the time complexity is exactly linear.</text:p>
      <text:p text:style-name="P7"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22:39:28</meta:creation-date>
    <dc:date>2012-04-06T10:35:21</dc:date>
    <meta:editing-duration>PT2H30M2S</meta:editing-duration>
    <meta:editing-cycles>21</meta:editing-cycles>
    <meta:generator>LibreOffice/3.5$Linux_x86 LibreOffice_project/350m1$Build-102</meta:generator>
    <meta:document-statistic meta:table-count="0" meta:image-count="0" meta:object-count="5" meta:page-count="7" meta:paragraph-count="138" meta:word-count="1406" meta:character-count="7200" meta:non-whitespace-character-count="64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weight-asian="normal"/>
    </style:style>
    <style:style style:name="ce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style:font-weight-asian="normal"/>
    </style:style>
    <style:style style:name="ce3" style:family="table-cell" style:parent-style-name="Default" style:data-style-name="N60">
      <style:table-cell-properties fo:border="0.06pt solid #000000" fo:padding-bottom="0.0193in" fo:padding-left="0.0138in" fo:padding-right="0.0138in" fo:padding-top="0.0193in"/>
      <style:text-properties style:text-position="" style:font-weight-asian="normal"/>
    </style:style>
    <style:style style:name="ce4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font-weight-asian="normal"/>
    </style:style>
    <style:style style:name="ce6" style:family="table-cell" style:parent-style-name="Default" style:data-style-name="N60">
      <style:table-cell-properties fo:border="0.06pt solid #000000" fo:padding-bottom="0.0193in" fo:padding-left="0.0138in" fo:padding-right="0.0138in" fo:padding-top="0.0193in"/>
      <style:text-properties style:font-weight-asian="normal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 table:number-rows-repeated="8">
          <table:table-cell table:number-columns-repeated="14"/>
        </table:table-row>
        <table:table-row table:style-name="ro2">
          <table:table-cell/>
          <table:table-cell table:style-name="ce4"/>
          <table:table-cell table:style-name="ce5" office:value-type="string" table:number-columns-spanned="3" table:number-rows-spanned="1">
            <text:p>bruteforce</text:p>
          </table:table-cell>
          <table:covered-table-cell table:number-columns-repeated="2" table:style-name="ce4"/>
          <table:table-cell table:style-name="ce5" office:value-type="string" table:number-columns-spanned="3" table:number-rows-spanned="1">
            <text:p>greedy</text:p>
          </table:table-cell>
          <table:covered-table-cell table:number-columns-repeated="2" table:style-name="ce4"/>
          <table:table-cell table:style-name="ce5" office:value-type="string" table:number-columns-spanned="3" table:number-rows-spanned="1">
            <text:p>dynamic programming</text:p>
          </table:table-cell>
          <table:covered-table-cell table:number-columns-repeated="2" table:style-name="ce4"/>
          <table:table-cell table:style-name="ce5" office:value-type="string" table:number-columns-spanned="3" table:number-rows-spanned="1">
            <text:p>recursion</text:p>
          </table:table-cell>
          <table:covered-table-cell table:number-columns-repeated="2" table:style-name="ce4"/>
        </table:table-row>
        <table:table-row table:style-name="ro2">
          <table:table-cell/>
          <table:table-cell table:style-name="ce4" office:value-type="string">
            <text:p>input size </text:p>
          </table:table-cell>
          <table:table-cell table:style-name="ce4" office:value-type="string">
            <text:p>Max = </text:p>
          </table:table-cell>
          <table:table-cell table:style-name="ce4" office:value-type="string">
            <text:p>runtime(s)</text:p>
          </table:table-cell>
          <table:table-cell table:style-name="ce4" office:value-type="string">
            <text:p>memory(MB)</text:p>
          </table:table-cell>
          <table:table-cell table:style-name="ce4" office:value-type="string">
            <text:p>Max = </text:p>
          </table:table-cell>
          <table:table-cell table:style-name="ce4" office:value-type="string">
            <text:p>runtime(s)</text:p>
          </table:table-cell>
          <table:table-cell table:style-name="ce4" office:value-type="string">
            <text:p>memory(MB)</text:p>
          </table:table-cell>
          <table:table-cell table:style-name="ce4" office:value-type="string">
            <text:p>Max = </text:p>
          </table:table-cell>
          <table:table-cell table:style-name="ce4" office:value-type="string">
            <text:p>runtime(s)</text:p>
          </table:table-cell>
          <table:table-cell table:style-name="ce4" office:value-type="string">
            <text:p>memory(MB)</text:p>
          </table:table-cell>
          <table:table-cell table:style-name="ce4" office:value-type="string">
            <text:p>Max = </text:p>
          </table:table-cell>
          <table:table-cell table:style-name="ce4" office:value-type="string">
            <text:p>runtime(s)</text:p>
          </table:table-cell>
          <table:table-cell table:style-name="ce4" office:value-type="string">
            <text:p>memory(MB)</text:p>
          </table:table-cell>
        </table:table-row>
        <table:table-row table:style-name="ro2">
          <table:table-cell/>
          <table:table-cell table:style-name="ce4" office:value-type="string">
            <text:p>n5S1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0.000175">
            <text:p>0.000175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.000071">
            <text:p>7.10E-005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.000073">
            <text:p>7.30E-005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.000071">
            <text:p>7.10E-005</text:p>
          </table:table-cell>
          <table:table-cell table:style-name="ce4" office:value-type="float" office:value="3.29297">
            <text:p>3.29297</text:p>
          </table:table-cell>
        </table:table-row>
        <table:table-row table:style-name="ro2">
          <table:table-cell/>
          <table:table-cell table:style-name="ce4" office:value-type="string">
            <text:p>n10S100</text:p>
          </table:table-cell>
          <table:table-cell table:style-name="ce4" office:value-type="float" office:value="366">
            <text:p>366</text:p>
          </table:table-cell>
          <table:table-cell table:style-name="ce4" office:value-type="float" office:value="0.002917">
            <text:p>0.002917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366">
            <text:p>366</text:p>
          </table:table-cell>
          <table:table-cell table:style-name="ce6" office:value-type="float" office:value="0.000075">
            <text:p>7.50E-005</text:p>
          </table:table-cell>
          <table:table-cell table:style-name="ce4" office:value-type="float" office:value="3.29297">
            <text:p>3.29297</text:p>
          </table:table-cell>
          <table:table-cell office:value-type="float" office:value="366">
            <text:p>366</text:p>
          </table:table-cell>
          <table:table-cell table:style-name="ce4" office:value-type="float" office:value="0.000134">
            <text:p>0.000134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366">
            <text:p>366</text:p>
          </table:table-cell>
          <table:table-cell table:style-name="ce4" office:value-type="float" office:value="0.000101">
            <text:p>0.000101</text:p>
          </table:table-cell>
          <table:table-cell table:style-name="ce4" office:value-type="float" office:value="3.29297">
            <text:p>3.29297</text:p>
          </table:table-cell>
        </table:table-row>
        <table:table-row table:style-name="ro2">
          <table:table-cell/>
          <table:table-cell table:style-name="ce4" office:value-type="string">
            <text:p>n20S100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4.16123">
            <text:p>4.16123</text:p>
          </table:table-cell>
          <table:table-cell table:style-name="ce4" office:value-type="float" office:value="139.301">
            <text:p>139.301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0.000112">
            <text:p>0.000112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0.000197">
            <text:p>0.000197</text:p>
          </table:table-cell>
          <table:table-cell table:style-name="ce4" office:value-type="float" office:value="3.29297">
            <text:p>3.29297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0.000173">
            <text:p>0.000173</text:p>
          </table:table-cell>
          <table:table-cell table:style-name="ce4" office:value-type="float" office:value="3.29297">
            <text:p>3.29297</text:p>
          </table:table-cell>
        </table:table-row>
        <table:table-row table:style-name="ro2">
          <table:table-cell/>
          <table:table-cell table:style-name="ce4" office:value-type="string">
            <text:p>n100S1000</text:p>
          </table:table-cell>
          <table:table-cell table:number-columns-repeated="6" table:style-name="ce4" office:value-type="string">
            <text:p>--</text:p>
          </table:table-cell>
          <table:table-cell table:style-name="ce4" office:value-type="float" office:value="4729">
            <text:p>4729</text:p>
          </table:table-cell>
          <table:table-cell table:style-name="ce4" office:value-type="float" office:value="0.006055">
            <text:p>0.006055</text:p>
          </table:table-cell>
          <table:table-cell table:style-name="ce4" office:value-type="float" office:value="4.0625">
            <text:p>4.0625</text:p>
          </table:table-cell>
          <table:table-cell table:style-name="ce4" office:value-type="float" office:value="4729">
            <text:p>4729</text:p>
          </table:table-cell>
          <table:table-cell table:style-name="ce4" office:value-type="float" office:value="0.004522">
            <text:p>0.004522</text:p>
          </table:table-cell>
          <table:table-cell table:style-name="ce4" office:value-type="float" office:value="3.67578">
            <text:p>3.67578</text:p>
          </table:table-cell>
        </table:table-row>
        <table:table-row table:style-name="ro2">
          <table:table-cell/>
          <table:table-cell table:style-name="ce4" office:value-type="string">
            <text:p>n1KS10K</text:p>
          </table:table-cell>
          <table:table-cell table:number-columns-repeated="6" table:style-name="ce4" office:value-type="string">
            <text:p>--</text:p>
          </table:table-cell>
          <table:table-cell table:style-name="ce4" office:value-type="float" office:value="45396">
            <text:p>45396</text:p>
          </table:table-cell>
          <table:table-cell table:style-name="ce4" office:value-type="float" office:value="0.608071">
            <text:p>0.608071</text:p>
          </table:table-cell>
          <table:table-cell table:style-name="ce4" office:value-type="float" office:value="79.7305">
            <text:p>79.7305</text:p>
          </table:table-cell>
          <table:table-cell table:style-name="ce4" office:value-type="float" office:value="45396">
            <text:p>45396</text:p>
          </table:table-cell>
          <table:table-cell table:style-name="ce4" office:value-type="float" office:value="0.53637">
            <text:p>0.53637</text:p>
          </table:table-cell>
          <table:table-cell table:style-name="ce4" office:value-type="float" office:value="41.4258">
            <text:p>41.425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Verdan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16cm" svg:height="7.796cm" xlink:href="." xlink:type="simple" chart:class="chart:scatter" chart:style-name="ch1">
        <chart:title svg:x="7.278cm" svg:y="0.29cm" chart:style-name="ch2">
          <text:p>Runtime</text:p>
        </chart:title>
        <chart:legend chart:legend-position="end" svg:x="14.536cm" svg:y="3.368cm" style:legend-expansion="high" chart:style-name="ch3"/>
        <chart:plot-area chart:style-name="ch4" chart:data-source-has-labels="both" svg:x="1.326cm" svg:y="1.544cm" svg:width="12.555cm" svg:height="5.129cm">
          <chartooo:coordinate-region svg:x="2.067cm" svg:y="1.734cm" svg:width="11.612cm" svg:height="4.31cm"/>
          <chart:axis chart:dimension="x" chart:name="primary-x" chart:style-name="ch5" chartooo:axis-type="auto">
            <chart:title svg:x="6.421cm" svg:y="6.829cm" chart:style-name="ch6">
              <text:p>number of item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4.644cm" chart:style-name="ch7">
              <text:p>time(s)</text:p>
            </chart:title>
            <chart:grid chart:style-name="ch8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D$2:.$D$4" chart:label-cell-address="local-table.$D$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</text:p>
              </table:table-cell>
              <table:table-cell office:value-type="string">
                <text:p>G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2917">
                <text:p>0.00291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16123">
                <text:p>4.16123</text:p>
              </table:table-cell>
              <table:table-cell office:value-type="float" office:value="0.000112">
                <text:p>0.000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9cm" svg:height="8.265cm" xlink:href="." xlink:type="simple" chart:class="chart:scatter" chart:style-name="ch1">
        <chart:title svg:x="7.532cm" svg:y="0.3cm" chart:style-name="ch2">
          <text:p>Rintime</text:p>
        </chart:title>
        <chart:legend chart:legend-position="end" svg:x="14.933cm" svg:y="3.602cm" style:legend-expansion="high" chart:style-name="ch3"/>
        <chart:plot-area chart:style-name="ch4" chart:data-source-has-labels="both" svg:x="1.333cm" svg:y="1.584cm" svg:width="12.931cm" svg:height="5.548cm">
          <chartooo:coordinate-region svg:x="3.322cm" svg:y="1.774cm" svg:width="10.539cm" svg:height="4.729cm"/>
          <chart:axis chart:dimension="x" chart:name="primary-x" chart:style-name="ch5" chartooo:axis-type="auto">
            <chart:title svg:x="6.616cm" svg:y="7.298cm" chart:style-name="ch6">
              <text:p>number of item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4.894cm" chart:style-name="ch8">
              <text:p>time(s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P</text:p>
              </table:table-cell>
              <table:table-cell office:value-type="string">
                <text:p>R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6055">
                <text:p>0.006055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608071">
                <text:p>0.608071</text:p>
              </table:table-cell>
              <table:table-cell office:value-type="float" office:value="0.53637">
                <text:p>0.53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7.08cm" svg:y="0.314cm" chart:style-name="ch2">
          <text:p>Memory</text:p>
        </chart:title>
        <chart:legend chart:legend-position="end" svg:x="14.119cm" svg:y="3.969cm" style:legend-expansion="high" chart:style-name="ch3"/>
        <chart:plot-area chart:style-name="ch4" chart:data-source-has-labels="both" svg:x="1.317cm" svg:y="1.64cm" svg:width="12.164cm" svg:height="6.212cm">
          <chartooo:coordinate-region svg:x="2.17cm" svg:y="1.83cm" svg:width="11.109cm" svg:height="5.393cm"/>
          <chart:axis chart:dimension="x" chart:name="primary-x" chart:style-name="ch5" chartooo:axis-type="auto">
            <chart:title svg:x="6.217cm" svg:y="8.032cm" chart:style-name="ch6">
              <text:p>number of item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6.174cm" chart:style-name="ch7">
              <text:p>memory usage(MB)</text:p>
            </chart:title>
            <chart:grid chart:style-name="ch8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D$2:.$D$4" chart:label-cell-address="local-table.$D$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</text:p>
              </table:table-cell>
              <table:table-cell office:value-type="string">
                <text:p>G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39.301">
                <text:p>139.301</text:p>
              </table:table-cell>
              <table:table-cell office:value-type="float" office:value="3.29297">
                <text:p>3.292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81cm" xlink:href="." xlink:type="simple" chart:class="chart:scatter" chart:style-name="ch1">
        <chart:title svg:x="7.083cm" svg:y="0.314cm" chart:style-name="ch2">
          <text:p>Memory</text:p>
        </chart:title>
        <chart:legend chart:legend-position="end" svg:x="14.148cm" svg:y="3.96cm" style:legend-expansion="high" chart:style-name="ch3"/>
        <chart:plot-area chart:style-name="ch4" chart:data-source-has-labels="both" svg:x="1.318cm" svg:y="1.64cm" svg:width="12.191cm" svg:height="6.194cm">
          <chartooo:coordinate-region svg:x="1.97cm" svg:y="1.831cm" svg:width="11.136cm" svg:height="5.374cm"/>
          <chart:axis chart:dimension="x" chart:name="primary-x" chart:style-name="ch5" chartooo:axis-type="auto">
            <chart:title svg:x="6.231cm" svg:y="8.014cm" chart:style-name="ch6">
              <text:p>number of item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6.165cm" chart:style-name="ch7">
              <text:p>memory usage(MB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0" chart:values-cell-range-address="local-table.$D$2:.$D$6" chart:label-cell-address="local-table.$D$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P</text:p>
              </table:table-cell>
              <table:table-cell office:value-type="string">
                <text:p>R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29297">
                <text:p>3.29297</text:p>
              </table:table-cell>
              <table:table-cell office:value-type="float" office:value="3.29297">
                <text:p>3.2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.0625">
                <text:p>4.0625</text:p>
              </table:table-cell>
              <table:table-cell office:value-type="float" office:value="3.67578">
                <text:p>3.67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79.7305">
                <text:p>79.7305</text:p>
              </table:table-cell>
              <table:table-cell office:value-type="float" office:value="41.4258">
                <text:p>41.42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1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